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99ccff" draw:opacity="75%" draw:textarea-horizontal-align="justify" draw:textarea-vertical-align="middle" draw:auto-grow-height="false" draw:shadow-opacity="75%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/>
    </style:style>
    <style:style style:name="P3" style:family="paragraph">
      <style:text-properties fo:font-family="'Times New Roman'" style:font-family-generic="roman"/>
    </style:style>
    <style:style style:name="P4" style:family="paragraph">
      <style:text-properties fo:font-family="'Times new roman'" style:font-family-generic="roman"/>
    </style:style>
    <style:style style:name="P5" style:family="paragraph">
      <style:text-properties fo:font-family="'Times New Roman'" style:font-family-generic="roman"/>
    </style:style>
    <style:style style:name="T1" style:family="text">
      <style:text-properties fo:font-family="'Times New Roman'" style:font-family-generic="roman"/>
    </style:style>
    <style:style style:name="T2" style:family="text">
      <style:text-properties fo:font-family="'Times new roman'" style:font-family-generic="roman"/>
    </style:style>
    <style:style style:name="T3" style:family="text">
      <style:text-properties fo:font-family="'Times New Roman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305cm" svg:height="10.16cm" svg:x="0.635cm" svg:y="16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7.305cm" svg:height="14.605cm" svg:x="0.635cm" svg:y="0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78cm" svg:height="9.525cm" draw:transform="skewX (-2.30243930756194E-017) rotate (0.39269908169865) translate (-0.387cm 7.07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2.065cm" svg:y1="10.777cm" svg:x2="14.605cm" svg:y2="13.317cm">
          <text:p/>
        </draw:line>
        <draw:line draw:style-name="gr4" draw:text-style-name="P1" draw:layer="layout" svg:x1="17.145cm" svg:y1="10.777cm" svg:x2="14.605cm" svg:y2="13.317cm">
          <text:p/>
        </draw:line>
        <draw:line draw:style-name="gr4" draw:text-style-name="P1" draw:layer="layout" svg:x1="7.619cm" svg:y1="6.967cm" svg:x2="12.064cm" svg:y2="10.142cm">
          <text:p/>
        </draw:line>
        <draw:line draw:style-name="gr4" draw:text-style-name="P1" draw:layer="layout" svg:x1="12.064cm" svg:y1="3.792cm" svg:x2="7.619cm" svg:y2="6.332cm">
          <text:p/>
        </draw:line>
        <draw:line draw:style-name="gr4" draw:text-style-name="P1" draw:layer="layout" svg:x1="7.621cm" svg:y1="6.967cm" svg:x2="6.985cm" svg:y2="10.142cm">
          <text:p/>
        </draw:line>
        <draw:line draw:style-name="gr4" draw:text-style-name="P1" draw:layer="layout" svg:x1="7.62cm" svg:y1="6.967cm" svg:x2="3.81cm" svg:y2="8.872cm">
          <text:p/>
        </draw:line>
        <draw:custom-shape draw:style-name="gr5" draw:text-style-name="P2" draw:layer="layout" svg:width="3.81cm" svg:height="1.27cm" svg:x="5.715cm" svg:y="6.332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81cm" svg:height="1.27cm" svg:x="1.905cm" svg:y="8.872cm">
          <text:p text:style-name="P1"><text:span text:style-name="T1">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81cm" svg:height="1.27cm" svg:x="5.08cm" svg:y="10.142cm">
          <text:p text:style-name="P1"><text:span text:style-name="T1">bl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81cm" svg:height="0.954cm" svg:x="7.179cm" svg:y="8.337cm">
          <draw:text-box>
            <text:p><text:span text:style-name="T1">color</text:span></text:p>
          </draw:text-box>
        </draw:frame>
        <draw:frame draw:style-name="gr7" draw:text-style-name="P3" draw:layer="layout" svg:width="1.95cm" svg:height="0.954cm" svg:x="3.665cm" svg:y="7.267cm">
          <draw:text-box>
            <text:p><text:span text:style-name="T1">shape</text:span></text:p>
          </draw:text-box>
        </draw:frame>
        <draw:custom-shape draw:style-name="gr5" draw:text-style-name="P2" draw:layer="layout" svg:width="3.81cm" svg:height="1.27cm" svg:x="10.16cm" svg:y="10.142cm">
          <text:p text:style-name="P1"><text:span text:style-name="T1">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066cm" svg:y1="3.792cm" svg:x2="15.875cm" svg:y2="5.697cm">
          <text:p/>
        </draw:line>
        <draw:line draw:style-name="gr4" draw:text-style-name="P1" draw:layer="layout" svg:x1="12.065cm" svg:y1="3.792cm" svg:x2="12.7cm" svg:y2="6.967cm">
          <text:p/>
        </draw:line>
        <draw:custom-shape draw:style-name="gr5" draw:text-style-name="P2" draw:layer="layout" svg:width="3.81cm" svg:height="1.27cm" svg:x="10.16cm" svg:y="3.157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81cm" svg:height="1.27cm" svg:x="10.795cm" svg:y="6.967cm">
          <text:p text:style-name="P1"><text:span text:style-name="T1">pyram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81cm" svg:height="1.27cm" svg:x="13.97cm" svg:y="5.697cm">
          <text:p text:style-name="P1"><text:span text:style-name="T1">r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81cm" svg:height="0.954cm" svg:x="14.34cm" svg:y="4.173cm">
          <draw:text-box>
            <text:p><text:span text:style-name="T1">color</text:span></text:p>
          </draw:text-box>
        </draw:frame>
        <draw:frame draw:style-name="gr7" draw:text-style-name="P3" draw:layer="layout" svg:width="1.95cm" svg:height="0.954cm" svg:x="10.56cm" svg:y="5.162cm">
          <draw:text-box>
            <text:p><text:span text:style-name="T1">shape</text:span></text:p>
          </draw:text-box>
        </draw:frame>
        <draw:frame draw:style-name="gr7" draw:text-style-name="P3" draw:layer="layout" svg:width="1.137cm" svg:height="0.954cm" svg:x="9.023cm" svg:y="4.108cm">
          <draw:text-box>
            <text:p><text:span text:style-name="T1">on</text:span></text:p>
          </draw:text-box>
        </draw:frame>
        <draw:frame draw:style-name="gr7" draw:text-style-name="P3" draw:layer="layout" svg:width="1.137cm" svg:height="0.954cm" svg:x="9.525cm" svg:y="7.602cm">
          <draw:text-box>
            <text:p><text:span text:style-name="T1">on</text:span></text:p>
          </draw:text-box>
        </draw:frame>
        <draw:line draw:style-name="gr4" draw:text-style-name="P1" draw:layer="layout" svg:x1="21.59cm" svg:y1="6.967cm" svg:x2="17.145cm" svg:y2="10.142cm">
          <text:p/>
        </draw:line>
        <draw:custom-shape draw:style-name="gr5" draw:text-style-name="P2" draw:layer="layout" svg:width="3.81cm" svg:height="1.27cm" svg:x="15.24cm" svg:y="10.142cm">
          <text:p text:style-name="P1"><text:span text:style-name="T1">T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1.591cm" svg:y1="6.967cm" svg:x2="25.4cm" svg:y2="8.872cm">
          <text:p/>
        </draw:line>
        <draw:line draw:style-name="gr4" draw:text-style-name="P1" draw:layer="layout" svg:x1="21.59cm" svg:y1="6.967cm" svg:x2="22.225cm" svg:y2="10.142cm">
          <text:p/>
        </draw:line>
        <draw:custom-shape draw:style-name="gr5" draw:text-style-name="P2" draw:layer="layout" svg:width="3.81cm" svg:height="1.27cm" svg:x="19.685cm" svg:y="6.332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81cm" svg:height="1.27cm" svg:x="20.32cm" svg:y="10.142cm">
          <text:p text:style-name="P1"><text:span text:style-name="T1">cu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81cm" svg:height="1.27cm" svg:x="23.495cm" svg:y="8.872cm">
          <text:p text:style-name="P1"><text:span text:style-name="T1">gre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81cm" svg:height="0.954cm" svg:x="23.865cm" svg:y="7.348cm">
          <draw:text-box>
            <text:p><text:span text:style-name="T1">color</text:span></text:p>
          </draw:text-box>
        </draw:frame>
        <draw:frame draw:style-name="gr7" draw:text-style-name="P3" draw:layer="layout" svg:width="1.95cm" svg:height="0.954cm" svg:x="20.085cm" svg:y="8.337cm">
          <draw:text-box>
            <text:p><text:span text:style-name="T1">shape</text:span></text:p>
          </draw:text-box>
        </draw:frame>
        <draw:frame draw:style-name="gr7" draw:text-style-name="P3" draw:layer="layout" svg:width="1.137cm" svg:height="0.954cm" svg:x="18.315cm" svg:y="7.918cm">
          <draw:text-box>
            <text:p><text:span text:style-name="T1">on</text:span></text:p>
          </draw:text-box>
        </draw:frame>
        <draw:custom-shape draw:style-name="gr5" draw:text-style-name="P2" draw:layer="layout" svg:width="3.81cm" svg:height="1.27cm" svg:x="12.7cm" svg:y="13.317cm">
          <text:p text:style-name="P1"><text:span text:style-name="T1">Flo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137cm" svg:height="0.954cm" svg:x="15.675cm" svg:y="11.947cm">
          <draw:text-box>
            <text:p><text:span text:style-name="T2">on</text:span></text:p>
          </draw:text-box>
        </draw:frame>
        <draw:frame draw:style-name="gr8" draw:text-style-name="P4" draw:layer="layout" svg:width="1.137cm" svg:height="0.954cm" svg:x="12.5cm" svg:y="12.047cm">
          <draw:text-box>
            <text:p><text:span text:style-name="T2">on</text:span></text:p>
          </draw:text-box>
        </draw:frame>
        <draw:frame draw:style-name="gr8" draw:text-style-name="P5" draw:layer="layout" svg:width="3.685cm" svg:height="2.36cm" svg:x="3.175cm" svg:y="2.153cm">
          <draw:text-box>
            <text:p><text:span text:style-name="T3">Perceptually</text:span></text:p>
            <text:p><text:span text:style-name="T3">Supported</text:span></text:p>
            <text:p><text:span text:style-name="T3">Knowledge</text:span></text:p>
          </draw:text-box>
        </draw:frame>
        <draw:line draw:style-name="gr9" draw:text-style-name="P1" draw:layer="layout" svg:x1="5.08cm" svg:y1="4.445cm" svg:x2="6.35cm" svg:y2="5.08cm">
          <text:p/>
        </draw:line>
        <draw:line draw:style-name="gr4" draw:text-style-name="P1" draw:layer="layout" svg:x1="12.699cm" svg:y1="21.59cm" svg:x2="17.144cm" svg:y2="24.765cm">
          <text:p/>
        </draw:line>
        <draw:line draw:style-name="gr4" draw:text-style-name="P1" draw:layer="layout" svg:x1="17.144cm" svg:y1="18.415cm" svg:x2="12.699cm" svg:y2="20.955cm">
          <text:p/>
        </draw:line>
        <draw:line draw:style-name="gr4" draw:text-style-name="P1" draw:layer="layout" svg:x1="12.701cm" svg:y1="21.59cm" svg:x2="12.065cm" svg:y2="24.765cm">
          <text:p/>
        </draw:line>
        <draw:line draw:style-name="gr4" draw:text-style-name="P1" draw:layer="layout" svg:x1="12.7cm" svg:y1="21.59cm" svg:x2="8.89cm" svg:y2="23.495cm">
          <text:p/>
        </draw:line>
        <draw:custom-shape draw:style-name="gr5" draw:text-style-name="P2" draw:layer="layout" svg:width="3.81cm" svg:height="1.27cm" svg:x="10.795cm" svg:y="20.955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3.81cm" svg:height="1.27cm" svg:x="6.985cm" svg:y="23.495cm">
          <text:p text:style-name="P1"><text:span text:style-name="T1">cub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3.81cm" svg:height="1.27cm" svg:x="10.16cm" svg:y="24.765cm">
          <text:p text:style-name="P1"><text:span text:style-name="T1">blu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3" draw:layer="layout" svg:width="1.81cm" svg:height="0.954cm" svg:x="12.259cm" svg:y="22.96cm">
          <draw:text-box>
            <text:p><text:span text:style-name="T1">color</text:span></text:p>
          </draw:text-box>
        </draw:frame>
        <draw:frame draw:style-name="gr10" draw:text-style-name="P3" draw:layer="layout" svg:width="1.95cm" svg:height="0.954cm" svg:x="8.745cm" svg:y="21.89cm">
          <draw:text-box>
            <text:p><text:span text:style-name="T1">shape</text:span></text:p>
          </draw:text-box>
        </draw:frame>
        <draw:custom-shape draw:style-name="gr5" draw:text-style-name="P2" draw:layer="layout" svg:width="3.81cm" svg:height="1.27cm" svg:x="15.24cm" svg:y="24.765cm">
          <text:p text:style-name="P1"><text:span text:style-name="T1">Tab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7.146cm" svg:y1="18.415cm" svg:x2="20.955cm" svg:y2="20.32cm">
          <text:p/>
        </draw:line>
        <draw:line draw:style-name="gr4" draw:text-style-name="P1" draw:layer="layout" svg:x1="17.145cm" svg:y1="18.415cm" svg:x2="17.78cm" svg:y2="21.59cm">
          <text:p/>
        </draw:line>
        <draw:custom-shape draw:style-name="gr5" draw:text-style-name="P2" draw:layer="layout" svg:width="3.81cm" svg:height="1.27cm" svg:x="15.24cm" svg:y="17.78cm">
          <text:p text:style-name="P1"><text:span text:style-name="T1">Bloc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3.81cm" svg:height="1.27cm" svg:x="15.875cm" svg:y="21.59cm">
          <text:p text:style-name="P1"><text:span text:style-name="T1">pyrami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3.81cm" svg:height="1.27cm" svg:x="19.05cm" svg:y="20.32cm">
          <text:p text:style-name="P1"><text:span text:style-name="T1">re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3" draw:layer="layout" svg:width="1.81cm" svg:height="0.954cm" svg:x="19.42cm" svg:y="18.796cm">
          <draw:text-box>
            <text:p><text:span text:style-name="T1">color</text:span></text:p>
          </draw:text-box>
        </draw:frame>
        <draw:frame draw:style-name="gr10" draw:text-style-name="P3" draw:layer="layout" svg:width="1.95cm" svg:height="0.954cm" svg:x="15.64cm" svg:y="19.785cm">
          <draw:text-box>
            <text:p><text:span text:style-name="T1">shape</text:span></text:p>
          </draw:text-box>
        </draw:frame>
        <draw:frame draw:style-name="gr10" draw:text-style-name="P3" draw:layer="layout" svg:width="1.137cm" svg:height="0.954cm" svg:x="14.103cm" svg:y="18.731cm">
          <draw:text-box>
            <text:p><text:span text:style-name="T1">on</text:span></text:p>
          </draw:text-box>
        </draw:frame>
        <draw:frame draw:style-name="gr10" draw:text-style-name="P3" draw:layer="layout" svg:width="1.137cm" svg:height="0.954cm" svg:x="14.605cm" svg:y="22.225cm">
          <draw:text-box>
            <text:p><text:span text:style-name="T1">on</text:span></text:p>
          </draw:text-box>
        </draw:frame>
        <draw:line draw:style-name="gr4" draw:text-style-name="P1" draw:layer="layout" svg:x1="6.985cm" svg:y1="16.51cm" svg:x2="6.985cm" svg:y2="13.335cm">
          <text:p/>
        </draw:line>
        <draw:frame draw:style-name="gr10" draw:text-style-name="P5" draw:layer="layout" svg:width="7.678cm" svg:height="0.954cm" svg:x="10.44cm" svg:y="16.51cm">
          <draw:text-box>
            <text:p text:style-name="P5"><text:span text:style-name="T3">Perceptual Knowledge Base</text:span></text:p>
          </draw:text-box>
        </draw:frame>
        <draw:frame draw:style-name="gr8" draw:text-style-name="P5" draw:layer="layout" svg:width="7.144cm" svg:height="0.954cm" svg:x="10.636cm" svg:y="0.635cm">
          <draw:text-box>
            <text:p><text:span text:style-name="T3">Physical Knowledge Base</text:span></text:p>
          </draw:text-box>
        </draw:frame>
        <draw:frame draw:style-name="gr8" draw:text-style-name="P5" draw:layer="layout" svg:width="3.47cm" svg:height="0.954cm" svg:x="6.985cm" svg:y="15.24cm">
          <draw:text-box>
            <text:p><text:span text:style-name="T3">Provenan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.575cm" fo:page-height="27.3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6-21T11:36:47</meta:creation-date>
    <dc:date>2011-06-21T16:34:01</dc:date>
    <dc:creator>Bo Morgan</dc:creator>
    <meta:editing-duration>PT02H24M48S</meta:editing-duration>
    <meta:editing-cycles>8</meta:editing-cycles>
    <meta:generator>OpenOffice.org/3.2$Linux OpenOffice.org_project/320m19$Build-9505</meta:generator>
    <meta:document-statistic meta:object-count="62"/>
  </office:meta>
</office:document-meta>
</file>